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Arial2" fo:font-weight="normal" style:font-weight-asian="normal" style:font-weight-complex="normal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zzy Match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tor: Helmut Wollmersdorfer</text:p>
            <text:p/>
            <text:p>CPAN, github: wollmers</text:p>
            <text:p/>
            <text:p>Deutscher Perl-Workshop 2016</text:p>
            <text:p/>
            <text:p><text:span text:style-name="T1">https://github.com/wollmers/talks-gpw2016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asure Similarity</text:p>
              </text:list-item>
              <text:list-item>
                <text:p>Find similar objects</text:p>
              </text:list-item>
              <text:list-item>
                <text:p>Locate differences</text:p>
              </text:list-item>
              <text:list-item>
                <text:p>Recognize as „nearly the same“</text:p>
              </text:list-item>
              <text:list-item>
                <text:p>Clustering</text:p>
              </text:list-item>
              <text:list-item>
                <text:p>De-duplication</text:p>
              </text:list-item>
              <text:list-item>
                <text:p>Spelling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quence (string, array)</text:p>
                <text:p>'anna', ['a', 'n ', 'n', 'a']</text:p>
                <text:p/>
              </text:list-item>
              <text:list-item>
                <text:p>Set</text:p>
                <text:p>['a', 'n']</text:p>
                <text:p/>
              </text:list-item>
              <text:list-item>
                <text:p>bag (=multiset)</text:p>
                <text:p>{'a' =&gt; 2, 'n' =&gt; 2}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racters (bytes, codepoints, graphemes)</text:p>
                <text:p/>
              </text:list-item>
              <text:list-item>
                <text:p>Words (or string tokens)</text:p>
                <text:p>['The', 'big', 'brown']</text:p>
                <text:p/>
              </text:list-item>
              <text:list-item>
                <text:p>N-grams</text:p>
                <text:p>bi_gram('bar') =&gt; ['ba', 'ar']</text:p>
                <text:p/>
              </text:list-item>
              <text:list-item>
                <text:p>ob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imilarity of Sequ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imilarity('bar','bar') =&gt; 1 </text:p>
                <text:p>Similarity('foo','bar') =&gt; 0</text:p>
                <text:p>Similarity('Nürnberg','Nuremberg') =&gt; 0.70</text:p>
                <text:p/>
                <text:p><text:span text:style-name="T2">N</text:span><text:span text:style-name="T3">ü</text:span><text:span text:style-name="T2">r</text:span><text:span text:style-name="T3">n </text:span><text:span text:style-name="T2">berg </text:span><text:span text:style-name="T4">matches 6 of 8</text:span></text:p>
                <text:p><text:span text:style-name="T2">N</text:span><text:span text:style-name="T3">u</text:span><text:span text:style-name="T2">r</text:span><text:span text:style-name="T3">em</text:span><text:span text:style-name="T2">berg </text:span><text:span text:style-name="T4">matches 6 of 9</text:span></text:p>
                <text:p><text:span text:style-name="T4"/></text:p>
                <text:p><text:span text:style-name="T4">Similarity = matches * 2 / (length1 + length2)</text:span></text:p>
                <text:p><text:span text:style-name="T4">= 6 * 2 / (8 + 9) = 12 / 17 = 0.7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lign ('diff') Sequ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CS (longest common subsequence)</text:p>
              </text:list-item>
              <text:list-item>
                <text:p>SES (shortest edit script, Levenshtein)</text:p>
              </text:list-item>
              <text:list-item>
                <text:p>Damerau</text:p>
                <text:p/>
                <text:p>=&gt;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gorithm::Diff(::XS)</text:p>
                <text:p>LCS, LCS_idx, diff, length_LCS</text:p>
              </text:list-item>
              <text:list-item>
                <text:p>String::Similarity</text:p>
              </text:list-item>
              <text:list-item>
                <text:p>LCS(::Tiny)</text:p>
                <text:p>LCS, LLCS, all_LCS</text:p>
              </text:list-item>
              <text:list-item>
                <text:p>LCS::BV (+ Perl 6)</text:p>
              </text:list-item>
              <text:list-item>
                <text:p>LCS::XS (alpha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mart Alig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LCS::Similar</text:p>
                <text:p/>
                <text:p>uses approximate comparison function for each element (or confusables table)</text:p>
                <text:p/>
                <text:p>'double approximate'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imilarity of Se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ice = ( A intersect B ) / 0.5 ( A + B )</text:p>
                <text:p>Jaccard = ( A intersect B ) / (A union B)</text:p>
                <text:p>Overlap = ( A intersect B ) / min(A,B)</text:p>
                <text:p>Cosine = ( A intersect B ) / (sqrt(A) * sqrt(B)) </text:p>
                <text:p/>
                <text:p>Set::Similarity</text:p>
                <text:p>Bag::Similarit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pproximate Sear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rge or big data </text:p>
                <text:p>&gt; 1 Mio. per language</text:p>
                <text:p>&gt; 10 Mio. names</text:p>
              </text:list-item>
              <text:list-item>
                <text:p>Smart index</text:p>
              </text:list-item>
              <text:list-item>
                <text:p>Fast a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honetic simpl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taphone and friends</text:p>
              </text:list-item>
              <text:list-item>
                <text:p>Customize for other languages</text:p>
              </text:list-item>
              <text:list-item>
                <text:p>Numbers and punctu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im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t of CDBs (constant data base)</text:p>
              </text:list-item>
              <text:list-item>
                <text:p>CDB per string length</text:p>
              </text:list-item>
              <text:list-item>
                <text:p>N-Gram based</text:p>
              </text:list-item>
              <text:list-item>
                <text:p>Cosine, dice, jaccard, overlap, exact</text:p>
              </text:list-item>
              <text:list-item>
                <text:p>Finds similars in 1 ms out of 1 Mio.</text:p>
                <text:p/>
                <text:p>forked to support UTF-8</text:p>
                <text:p>github.com/wollmers/sim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imHa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proximate cosine by Hamming-Space</text:p>
              </text:list-item>
              <text:list-item>
                <text:p>Use SQL</text:p>
              </text:list-item>
              <text:list-item>
                <text:p>Patent by Google</text:p>
                <text:p/>
                <text:p>not sharp enough for words (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pproximate, multi-level parsing</text:p>
                <text:p>Support Vector Machine (SVM)</text:p>
                <text:p>fast machine learnin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5">??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0T08:07:13.697534000</meta:creation-date>
    <dc:date>2016-02-23T13:09:12.219674000</dc:date>
    <meta:editing-duration>P3DT18H14M23S</meta:editing-duration>
    <meta:editing-cycles>24</meta:editing-cycles>
    <meta:generator>LibreOffice/4.3.6.2$MacOSX_X86_64 LibreOffice_project/d50a87b2e514536ed401c18000dad4660b6a169e</meta:generator>
    <meta:document-statistic meta:object-count="81"/>
  </office:meta>
</office:document-meta>
</file>